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d8a" officeooo:paragraph-rsid="000f4d8a"/>
    </style:style>
    <style:style style:name="P2" style:family="paragraph" style:parent-style-name="Standard">
      <style:text-properties style:text-underline-style="solid" style:text-underline-width="auto" style:text-underline-color="font-color" officeooo:rsid="00107ba8" officeooo:paragraph-rsid="00107ba8"/>
    </style:style>
    <style:style style:name="T1" style:family="text">
      <style:text-properties officeooo:rsid="0010346b"/>
    </style:style>
    <style:style style:name="T2" style:family="text">
      <style:text-properties officeooo:rsid="00107ba8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107ba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b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 text:c="4"/></text:span><text:span text:style-name="T5">Travelling Buddy Approach</text:span></text:p>
      <text:p text:style-name="P1"/>
      <text:p text:style-name="P1"><text:s text:c="4"/><text:span text:style-name="T4">Classwise Variable descriptions</text:span><text:span text:style-name="T2"> :</text:span></text:p>
      <text:p text:style-name="P1"/>
      <text:p text:style-name="P1"><text:s text:c="4"/><text:span text:style-name="T6">Class : Companion_Discover.java</text:span></text:p>
      <text:p text:style-name="P1"><text:s text:c="4"/></text:p>
      <text:p text:style-name="P1"/>
      <text:p text:style-name="P1"><text:s text:c="4"/>static String arr; // to store the line read from a file</text:p>
      <text:p text:style-name="P1"><text:s text:c="4"/>static int fname = 1; <text:s/>// to increment the file no.</text:p>
      <text:p text:style-name="P1"><text:s text:c="4"/>static int n; // to input the no objects</text:p>
      <text:p text:style-name="P1"><text:s text:c="4"/>static int <text:s/>density_threshold; // to input the density_threshold</text:p>
      <text:p text:style-name="P1"><text:s text:c="4"/>static int size_threshold; // to input the size_threshold</text:p>
      <text:p text:style-name="P1"><text:s text:c="4"/>static int duration_threshold; // to input the duration_threshold</text:p>
      <text:p text:style-name="P1"><text:s text:c="4"/>static double distance_threshold; //to input the distance_threshold</text:p>
      <text:p text:style-name="P1"><text:s text:c="4"/>static double radius_threshold; // to input the buddy radius threshold</text:p>
      <text:p text:style-name="P1"><text:s text:c="4"/>static double eucd[][] = new double[500][500]; // <text:bookmark-start text:name="__DdeLink__2_1237324840"/>to store euclidean distance between all pair of <text:tab/><text:tab/><text:tab/><text:tab/><text:tab/><text:tab/><text:tab/>objects<text:bookmark-end text:name="__DdeLink__2_1237324840"/></text:p>
      <text:p text:style-name="P1"><text:s text:c="4"/>static int neighbour[][] = new int[500][500]; // to store neighbours of all objects</text:p>
      <text:p text:style-name="P1"><text:s text:c="4"/>static String distance[][]= new String[500][2]; //<text:span text:style-name="T1">to store latitude &amp; longitude information read <text:tab/><text:tab/><text:tab/><text:tab/><text:tab/><text:tab/> <text:s text:c="9"/>from a file</text:span></text:p>
      <text:p text:style-name="P1"><text:s text:c="4"/>static String prev_distance[][]= new String[500][2]; // <text:span text:style-name="T1">to store latitude &amp; longitude information of <text:tab/><text:tab/><text:tab/><text:tab/><text:tab/><text:tab/><text:tab/> <text:s text:c="8"/>previous snapshot.</text:span></text:p>
      <text:p text:style-name="P1"><text:s text:c="4"/>static int snapshot = 1;<text:tab/><text:tab/><text:tab/><text:tab/> <text:s text:c="3"/>// <text:span text:style-name="T1">to increment snapshots</text:span></text:p>
      <text:p text:style-name="P1"><text:s text:c="4"/>static ArrayList&lt;Buddies&gt; buddy = new ArrayList&lt;&gt;(); <text:s/>// <text:span text:style-name="T2">to store the buddies</text:span></text:p>
      <text:p text:style-name="P1"><text:s text:c="4"/>static ArrayList&lt;R_Candidate&gt; R_c = new ArrayList&lt;&gt;(); // <text:span text:style-name="T2">to store eligible companions</text:span></text:p>
      <text:p text:style-name="P1"><text:s text:c="4"/>static ArrayList&lt;Cluster&gt; C = new ArrayList&lt;&gt;(); <text:s/>// <text:span text:style-name="T2">to store clusters having objects &amp; buddies</text:span></text:p>
      <text:p text:style-name="P1"><text:s text:c="4"/>static int buddy_id_in_cluster = 0; <text:s/>// <text:span text:style-name="T2">to incremet ids of buddies in a cluster</text:span></text:p>
      <text:p text:style-name="P1"><text:s text:c="4"/>static int bid_in_cluster = 0; // <text:span text:style-name="T2">to store buddy ids in Buddy Index</text:span></text:p>
      <text:p text:style-name="P1"><text:s text:c="4"/>static ArrayList&lt;Buddy_Index&gt; BI = new ArrayList&lt;&gt;(); // <text:span text:style-name="T2">to maintain the Buddy Ind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1:30:51.373056648</meta:creation-date>
    <dc:date>2016-08-18T14:41:09.124039381</dc:date>
    <meta:editing-duration>PT2H55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26" meta:character-count="1650" meta:non-whitespace-character-count="1303"/>
  </office:meta>
</office:document-meta>
</file>